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left="0cm" fo:margin-right="0cm" fo:margin-top="0.847cm" fo:margin-bottom="0.212cm" style:contextual-spacing="false" fo:line-height="114%" fo:text-align="center" style:justify-single-word="false" fo:text-indent="0.635cm" style:auto-text-indent="false" style:writing-mode="lr-tb"/>
      <style:text-properties fo:font-variant="normal" fo:text-transform="none" fo:color="#000000" style:text-line-through-style="none" style:font-name="Arial" fo:font-size="15.8999996185303pt" fo:font-style="normal" style:text-underline-style="none" fo:font-weight="bold" style:text-blinking="false" fo:background-color="transparent"/>
    </style:style>
    <style:style style:name="P3" style:family="paragraph" style:parent-style-name="Text_20_body">
      <style:paragraph-properties fo:margin-left="0cm" fo:margin-right="0cm" fo:margin-top="0.847cm" fo:margin-bottom="0.212cm" style:contextual-spacing="false" fo:line-height="114%" fo:text-align="center" style:justify-single-word="false" fo:text-indent="0.635cm" style:auto-text-indent="false" style:writing-mode="lr-tb"/>
      <style:text-properties fo:font-variant="normal" fo:text-transform="none" fo:color="#000000" style:text-line-through-style="none" style:font-name="Arial" fo:font-size="40.2000007629395pt" fo:font-style="normal" style:text-underline-style="none" fo:font-weight="bold" style:text-blinking="false" fo:background-color="transparent"/>
    </style:style>
    <style:style style:name="P4"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ff9900"/>
    </style:style>
    <style:style style:name="P6"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f3f3f3"/>
    </style:style>
    <style:style style:name="P7"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ffd966"/>
    </style:style>
    <style:style style:name="P8"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efefef"/>
    </style:style>
    <style:style style:name="P9"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f6b26b"/>
    </style:style>
    <style:style style:name="P10"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Arial" fo:font-size="10.8999996185303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Verdana" fo:font-size="9.19999980926514pt" fo:font-style="normal" style:text-underline-style="none" fo:font-weight="normal" style:text-blinking="false" fo:background-color="#ffd966"/>
    </style:style>
    <style:style style:name="P12"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variant="normal" fo:text-transform="none" fo:color="#000000" style:text-line-through-style="none" style:font-name="Verdana" fo:font-size="13.3999996185303pt" fo:font-style="normal" style:text-underline-style="none" fo:font-weight="normal" style:text-blinking="false" fo:background-color="#ffd966"/>
    </style:style>
    <style:style style:name="P13" style:family="paragraph" style:parent-style-name="Text_20_body">
      <style:paragraph-properties fo:margin-left="0cm" fo:margin-right="0cm" fo:margin-top="0cm" fo:margin-bottom="0cm" style:contextual-spacing="false" fo:line-height="114%" fo:text-indent="0.635cm" style:auto-text-indent="false" style:writing-mode="lr-tb"/>
    </style:style>
    <style:style style:name="P14" style:family="paragraph" style:parent-style-name="Text_20_body">
      <style:paragraph-properties fo:margin-left="0cm" fo:margin-right="0cm" fo:margin-top="0cm" fo:margin-bottom="0cm" style:contextual-spacing="false" fo:line-height="114%" fo:text-indent="0.635cm" style:auto-text-indent="false" style:writing-mode="lr-tb"/>
      <style:text-properties fo:font-weight="normal"/>
    </style:style>
    <style:style style:name="P15" style:family="paragraph" style:parent-style-name="Text_20_body">
      <style:paragraph-properties fo:margin-left="0cm" fo:margin-right="0cm" fo:margin-top="0cm" fo:margin-bottom="0cm" style:contextual-spacing="false" fo:line-height="114%" fo:text-indent="0.635cm" style:auto-text-indent="false" fo:background-color="#00ffff" style:writing-mode="lr-tb">
        <style:background-image/>
      </style:paragraph-properties>
      <style:text-properties fo:font-variant="normal" fo:text-transform="none" fo:color="#000000" style:text-line-through-style="none" style:font-name="Arial" fo:font-size="12.5500001907349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contextual-spacing="false" fo:line-height="114%" fo:text-indent="0.635cm" style:auto-text-indent="false" fo:background-color="#00ffff" style:writing-mode="lr-tb">
        <style:background-image/>
      </style:paragraph-properties>
      <style:text-properties fo:font-variant="normal" fo:text-transform="none" fo:color="#000000" style:text-line-through-style="none" style:font-name="Arial" fo:font-size="12.5500001907349pt" fo:font-style="normal" style:text-underline-style="none" fo:font-weight="normal" officeooo:paragraph-rsid="00134097" style:text-blinking="false" fo:background-color="transparent"/>
    </style:style>
    <style:style style:name="P17" style:family="paragraph" style:parent-style-name="Text_20_body">
      <style:paragraph-properties fo:margin-left="0cm" fo:margin-right="0cm" fo:margin-top="0cm" fo:margin-bottom="0cm" style:contextual-spacing="false" fo:line-height="114%" fo:text-indent="0.635cm" style:auto-text-indent="false" fo:background-color="#00ffff" style:writing-mode="lr-tb">
        <style:background-image/>
      </style:paragraph-properties>
      <style:text-properties fo:font-variant="normal" fo:text-transform="none" fo:color="#000000" style:text-line-through-style="none" style:font-name="Arial" fo:font-size="12.5500001907349pt" fo:font-style="normal" style:text-underline-style="none" fo:font-weight="normal" officeooo:paragraph-rsid="00134097" style:text-blinking="false" fo:background-color="#ffd966"/>
    </style:style>
    <style:style style:name="P18" style:family="paragraph" style:parent-style-name="Text_20_body">
      <style:paragraph-properties fo:margin-left="0cm" fo:margin-right="0cm" fo:margin-top="0cm" fo:margin-bottom="0cm" style:contextual-spacing="false" fo:line-height="114%" fo:text-indent="0.635cm" style:auto-text-indent="false" fo:background-color="#ffff00" style:writing-mode="lr-tb">
        <style:background-image/>
      </style:paragraph-properties>
      <style:text-properties fo:font-variant="normal" fo:text-transform="none" fo:color="#000000" style:text-line-through-style="none" style:font-name="Arial" fo:font-size="12.5500001907349pt" fo:font-style="normal" style:text-underline-style="none" fo:font-weight="normal" officeooo:paragraph-rsid="00134097" style:text-blinking="false" fo:background-color="#ccffff"/>
    </style:style>
    <style:style style:name="P19" style:family="paragraph" style:parent-style-name="Text_20_body">
      <style:paragraph-properties fo:margin-left="0.635cm" fo:margin-right="0cm" fo:margin-top="0cm" fo:margin-bottom="0cm" style:contextual-spacing="false" fo:line-height="114%" fo:text-indent="0cm" style:auto-text-indent="false" style:writing-mode="lr-tb"/>
    </style:style>
    <style:style style:name="P20" style:family="paragraph" style:parent-style-name="Text_20_body">
      <style:paragraph-properties fo:margin-left="1.27cm" fo:margin-right="0cm" fo:margin-top="0cm" fo:margin-bottom="0cm" style:contextual-spacing="false" fo:line-height="114%" fo:text-indent="0cm" style:auto-text-indent="false" style:writing-mode="lr-tb"/>
    </style:style>
    <style:style style:name="P21" style:family="paragraph" style:parent-style-name="Text_20_body">
      <style:paragraph-properties fo:margin-left="1.27cm" fo:margin-right="0cm" fo:margin-top="0cm" fo:margin-bottom="0cm" style:contextual-spacing="false" fo:line-height="114%" fo:text-indent="0cm" style:auto-text-indent="false" style:writing-mode="lr-tb"/>
      <style:text-properties fo:font-variant="normal" fo:text-transform="none" fo:color="#000000" style:text-line-through-style="none" style:font-name="Verdana" fo:font-size="13.3999996185303pt" fo:font-style="normal" style:text-underline-style="none" fo:font-weight="normal" style:text-blinking="false" fo:background-color="#ffd966"/>
    </style:style>
    <style:style style:name="P22" style:family="paragraph" style:parent-style-name="Text_20_body">
      <style:paragraph-properties fo:margin-left="1.905cm" fo:margin-right="0cm" fo:margin-top="0cm" fo:margin-bottom="0cm" style:contextual-spacing="false" fo:line-height="114%" fo:text-indent="0cm" style:auto-text-indent="false" style:writing-mode="lr-tb"/>
    </style:style>
    <style:style style:name="P23" style:family="paragraph" style:parent-style-name="Text_20_body" style:list-style-name="L1">
      <style:paragraph-properties fo:margin-top="0cm" fo:margin-bottom="0cm" style:contextual-spacing="false" fo:line-height="114%" fo:background-color="transparent" style:writing-mode="lr-tb">
        <style:background-image/>
      </style:paragraph-properties>
      <style:text-properties fo:font-variant="normal" fo:text-transform="none" fo:color="#000000" style:text-line-through-style="none" style:font-name="Arial" fo:font-size="12.5500001907349pt" fo:font-style="normal" style:text-underline-style="none" fo:font-weight="normal" style:text-blinking="false"/>
    </style:style>
    <style:style style:name="P24" style:family="paragraph" style:parent-style-name="Text_20_body">
      <style:paragraph-properties fo:margin-left="0cm" fo:margin-right="0cm" fo:margin-top="0cm" fo:margin-bottom="0cm" style:contextual-spacing="false" fo:line-height="114%" fo:text-indent="1.27cm" style:auto-text-indent="false" style:writing-mode="lr-tb"/>
      <style:text-properties fo:font-variant="normal" fo:text-transform="none" fo:color="#000000" style:text-line-through-style="none" style:font-name="Arial" fo:font-size="12.5500001907349pt" fo:font-style="normal" style:text-underline-style="none" fo:font-weight="normal" style:text-blinking="false" fo:background-color="#ffd966"/>
    </style:style>
    <style:style style:name="P25" style:family="paragraph" style:parent-style-name="Text_20_body">
      <style:paragraph-properties fo:margin-left="0cm" fo:margin-right="0cm" fo:margin-top="0cm" fo:margin-bottom="0cm" style:contextual-spacing="false" fo:line-height="114%" fo:text-indent="1.27cm" style:auto-text-indent="false" style:writing-mode="lr-tb"/>
      <style:text-properties fo:font-variant="normal" fo:text-transform="none" fo:color="#000000" style:text-line-through-style="none" style:font-name="Arial" fo:font-size="12.5500001907349pt" fo:font-style="normal" style:text-underline-style="none" fo:font-weight="normal" officeooo:paragraph-rsid="00134097" style:text-blinking="false" fo:background-color="#ffd966"/>
    </style:style>
    <style:style style:name="P26" style:family="paragraph" style:parent-style-name="Text_20_body">
      <style:paragraph-properties fo:margin-left="0cm" fo:margin-right="0cm" fo:margin-top="0cm" fo:margin-bottom="0cm" style:contextual-spacing="false" fo:line-height="114%" fo:text-indent="1.27cm" style:auto-text-indent="false" style:writing-mode="lr-tb"/>
      <style:text-properties fo:font-variant="normal" fo:text-transform="none" fo:color="#000000" style:text-line-through-style="none" style:font-name="Arial" fo:font-size="12.5500001907349pt" fo:font-style="normal" style:text-underline-style="none" fo:font-weight="normal" officeooo:paragraph-rsid="001428da" style:text-blinking="false" fo:background-color="#ffd966"/>
    </style:style>
    <style:style style:name="P27" style:family="paragraph" style:parent-style-name="Text_20_body">
      <style:paragraph-properties fo:margin-left="0cm" fo:margin-right="0cm" fo:margin-top="0cm" fo:margin-bottom="0cm" style:contextual-spacing="false" fo:line-height="114%" fo:text-indent="1.27cm" style:auto-text-indent="false" style:writing-mode="lr-tb"/>
      <style:text-properties fo:font-variant="normal" fo:text-transform="none" fo:color="#000000" style:text-line-through-style="none" style:font-name="Arial" fo:font-size="12.5500001907349pt" fo:font-style="normal" style:text-underline-style="none" fo:font-weight="normal" officeooo:paragraph-rsid="001572dd" style:text-blinking="false" fo:background-color="#ffd966"/>
    </style:style>
    <style:style style:name="P28" style:family="paragraph" style:parent-style-name="Text_20_body">
      <style:paragraph-properties fo:margin-left="1.27cm" fo:margin-right="0cm" fo:margin-top="0cm" fo:margin-bottom="0cm" style:contextual-spacing="false" fo:line-height="114%" fo:text-indent="0.635cm" style:auto-text-indent="false" style:writing-mode="lr-tb"/>
      <style:text-properties fo:font-variant="normal" fo:text-transform="none" fo:color="#000000" style:text-line-through-style="none" style:font-name="Verdana" fo:font-size="13.3999996185303pt" fo:font-style="normal" style:text-underline-style="none" fo:font-weight="normal" style:text-blinking="false" fo:background-color="#ffd966"/>
    </style:style>
    <style:style style:name="P29" style:family="paragraph" style:parent-style-name="Text_20_body">
      <style:paragraph-properties fo:margin-left="5.08cm" fo:margin-right="0cm" fo:margin-top="0cm" fo:margin-bottom="0cm" style:contextual-spacing="false" fo:line-height="114%" fo:text-indent="0cm" style:auto-text-indent="false" style:writing-mode="lr-tb"/>
      <style:text-properties fo:font-variant="normal" fo:text-transform="none" fo:color="#000000" style:text-line-through-style="none" style:font-name="Verdana" fo:font-size="13.3999996185303pt" fo:font-style="normal" style:text-underline-style="none" fo:font-weight="normal" style:text-blinking="false" fo:background-color="#ffd966"/>
    </style:style>
    <style:style style:name="P30" style:family="paragraph" style:parent-style-name="Heading_20_1">
      <style:paragraph-properties fo:margin-top="0.847cm" fo:margin-bottom="0.212cm" style:contextual-spacing="false" fo:line-height="114%" style:writing-mode="lr-tb"/>
      <style:text-properties fo:font-variant="normal" fo:text-transform="none" fo:color="#000000" style:text-line-through-style="none" style:font-name="Arial" fo:font-size="20.1000003814697pt" fo:font-style="normal" style:text-underline-style="none" fo:font-weight="bold" style:text-blinking="false" fo:background-color="transparent"/>
    </style:style>
    <style:style style:name="P31" style:family="paragraph" style:parent-style-name="Heading_20_3">
      <style:paragraph-properties fo:margin-top="0.494cm" fo:margin-bottom="0.141cm" style:contextual-spacing="false" fo:line-height="114%" style:writing-mode="lr-tb"/>
      <style:text-properties fo:font-variant="normal" fo:text-transform="none" fo:color="#666666" style:text-line-through-style="none" style:font-name="Arial" fo:font-size="13.3999996185303pt" fo:font-style="normal" style:text-underline-style="none" fo:font-weight="bold" style:text-blinking="false" fo:background-color="transparent"/>
    </style:style>
    <style:style style:name="P32" style:family="paragraph" style:parent-style-name="Heading_20_2">
      <style:paragraph-properties fo:margin-top="0.635cm" fo:margin-bottom="0.141cm" style:contextual-spacing="false" fo:line-height="114%" style:writing-mode="lr-tb"/>
      <style:text-properties fo:font-variant="normal" fo:text-transform="none" fo:color="#000000" style:text-line-through-style="none" style:font-name="Arial" fo:font-size="15.8999996185303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text-underline-style="none" style:text-blinking="false" fo:background-color="#ffffff"/>
    </style:style>
    <style:style style:name="T3" style:family="text">
      <style:text-properties fo:font-variant="normal" fo:text-transform="none" fo:color="#000000" style:text-line-through-style="none"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2.5500001907349pt" fo:font-style="normal" style:text-underline-style="none" style:text-blinking="false" fo:background-color="transparent"/>
    </style:style>
    <style:style style:name="T5" style:family="text">
      <style:text-properties fo:font-variant="normal" fo:text-transform="none" fo:color="#000000" style:text-line-through-style="none" style:font-name="Arial" fo:font-size="12.5500001907349pt" fo:font-style="normal" style:text-underline-style="none" style:text-blinking="false" fo:background-color="#efefef"/>
    </style:style>
    <style:style style:name="T6" style:family="text">
      <style:text-properties fo:font-variant="normal" fo:text-transform="none" fo:color="#000000" style:text-line-through-style="none" style:font-name="Arial" fo:font-size="12.5500001907349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 fo:font-size="10.8999996185303pt" fo:font-style="normal" style:text-underline-style="none" style:text-blinking="false" fo:background-color="transparent"/>
    </style:style>
    <style:style style:name="T8" style:family="text">
      <style:text-properties fo:font-variant="normal" fo:text-transform="none" fo:color="#000000" style:text-line-through-style="none" style:font-name="Arial" fo:font-size="10.8999996185303pt" fo:font-style="normal" style:text-underline-style="none" style:text-blinking="false" fo:background-color="#ffffff"/>
    </style:style>
    <style:style style:name="T9" style:family="text">
      <style:text-properties fo:font-variant="normal" fo:text-transform="none" fo:color="#000000" style:text-line-through-style="none" style:font-name="Arial" fo:font-size="10.8999996185303pt" fo:font-style="italic" style:text-underline-style="none" style:text-blinking="false" fo:background-color="transparent"/>
    </style:style>
    <style:style style:name="T10" style:family="text">
      <style:text-properties fo:font-variant="normal" fo:text-transform="none" fo:color="#000000" style:text-line-through-style="none" style:font-name="Arial" fo:font-size="10.8999996185303pt" fo:font-style="italic" style:text-underline-style="none" style:text-blinking="false" fo:background-color="#ffffff"/>
    </style:style>
    <style:style style:name="T11" style:family="text">
      <style:text-properties fo:font-variant="normal" fo:text-transform="none" fo:color="#1155cc" style:text-line-through-style="none" style:font-name="Arial" fo:font-size="12.5500001907349pt" fo:font-style="normal" style:text-underline-style="solid" style:text-underline-width="auto" style:text-underline-color="font-color" fo:font-weight="normal" style:text-blinking="false" fo:background-color="transparent"/>
    </style:style>
    <style:style style:name="T12" style:family="text">
      <style:text-properties fo:font-variant="normal" fo:text-transform="none" fo:color="#4d4d4d" style:text-line-through-style="none" style:font-name="Arial" fo:font-size="12.5500001907349pt" fo:font-style="normal" style:text-underline-style="none" style:text-blinking="false" fo:background-color="#ffffff"/>
    </style:style>
    <style:style style:name="T13" style:family="text">
      <style:text-properties fo:font-variant="normal" fo:text-transform="none" fo:color="#4d4d4d" style:text-line-through-style="none" style:font-name="Arial" fo:font-size="10.8999996185303pt" fo:font-style="normal" style:text-underline-style="none" style:text-blinking="false" fo:background-color="#ffffff"/>
    </style:style>
    <style:style style:name="T14" style:family="text">
      <style:text-properties fo:background-color="transparent"/>
    </style:style>
    <style:style style:name="T15" style:family="text">
      <style:text-properties officeooo:rsid="00134097" fo:background-color="transparent"/>
    </style:style>
    <style:style style:name="T16" style:family="text">
      <style:text-properties fo:font-weight="normal"/>
    </style:style>
    <style:style style:name="T17" style:family="text">
      <style:text-properties fo:font-weight="bold" fo:background-color="transparent"/>
    </style:style>
    <style:style style:name="T18" style:family="text">
      <style:text-properties officeooo:rsid="00134097"/>
    </style:style>
    <style:style style:name="T19" style:family="text">
      <style:text-properties officeooo:rsid="00134097" fo:background-color="#ffd966"/>
    </style:style>
    <style:style style:name="T20" style:family="text">
      <style:text-properties officeooo:rsid="001428da"/>
    </style:style>
    <style:style style:name="T21" style:family="text">
      <style:text-properties officeooo:rsid="001572dd"/>
    </style:style>
    <style:style style:name="T22" style:family="text">
      <style:text-properties officeooo:rsid="0015de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45a7801e-98e1-ea4e-4254-515843b39c94"/>Diplomová práce</text:p>
      <text:p text:style-name="P3">Synchronizace a replikace geodat v prostředí <text:line-break/>Esri platformy</text:p>
      <text:p text:style-name="P1"><text:line-break/><text:line-break/><text:line-break/><text:line-break/><text:span text:style-name="T1"></text:span></text:p>
      <text:p text:style-name="P19"><text:a xlink:type="simple" xlink:href="#heading=h.91j25jotsycb"><text:span text:style-name="T11">Úvod</text:span></text:a></text:p>
      <text:p text:style-name="P19"><text:a xlink:type="simple" xlink:href="#heading=h.t0ia3mp3lg67"><text:span text:style-name="T11">1 CÍLE PRÁCE</text:span></text:a></text:p>
      <text:p text:style-name="P19"><text:a xlink:type="simple" xlink:href="#heading=h.jaasqirfqdpc"><text:span text:style-name="T11">2 POUŽITÉ METODY A POSTUPY PRÁCE</text:span></text:a></text:p>
      <text:p text:style-name="P19"><text:a xlink:type="simple" xlink:href="#heading=h.b8qfhpv7z2bi"><text:span text:style-name="T11">3 TEORETICKÁ VÝCHODISKA</text:span></text:a></text:p>
      <text:p text:style-name="P20"><text:a xlink:type="simple" xlink:href="#heading=h.aewr753o8wjj"><text:span text:style-name="T11">2.1 Použité databáze (prostředky)</text:span></text:a></text:p>
      <text:p text:style-name="P22"><text:a xlink:type="simple" xlink:href="#heading=h.6ph8etivphov"><text:span text:style-name="T11">2.1.1 PostgreSQL 9.x (PostGIS)</text:span></text:a></text:p>
      <text:p text:style-name="P22"><text:a xlink:type="simple" xlink:href="#heading=h.15awpt3ebowm"><text:span text:style-name="T11">2.1.2 PostGIS 2.0</text:span></text:a></text:p>
      <text:p text:style-name="P22"><text:a xlink:type="simple" xlink:href="#heading=h.5y9mmz613cij"><text:span text:style-name="T11">2.1.3 SQL Server Express 2008</text:span></text:a></text:p>
      <text:p text:style-name="P22"><text:a xlink:type="simple" xlink:href="#heading=h.yf8zt7lm9xoe"><text:span text:style-name="T11">2.1.4 ArcSDE geodatabase</text:span></text:a></text:p>
      <text:p text:style-name="P20"><text:a xlink:type="simple" xlink:href="#heading=h.kl2bdekb4g73"><text:span text:style-name="T11">2.2 Použité postupy</text:span></text:a></text:p>
      <text:p text:style-name="P22"><text:a xlink:type="simple" xlink:href="#heading=h.ab6yf7vzxl9"><text:span text:style-name="T11">2.2.1 Replikace</text:span></text:a></text:p>
      <text:p text:style-name="P22"><text:a xlink:type="simple" xlink:href="#heading=h.rj29rwblfdsa"><text:span text:style-name="T11">2.2.2 Synchronizace</text:span></text:a></text:p>
      <text:p text:style-name="P22"><text:a xlink:type="simple" xlink:href="#heading=h.kz9nf8wr8djx"><text:span text:style-name="T11">2.2.3 Verzování</text:span></text:a></text:p>
      <text:p text:style-name="P20"><text:a xlink:type="simple" xlink:href="#heading=h.3tkwe3ibshtx"><text:span text:style-name="T11">3.3 Geodata</text:span></text:a></text:p>
      <text:p text:style-name="P19"><text:a xlink:type="simple" xlink:href="#heading=h.sv0x898k3xl4"><text:span text:style-name="T11">4 VÝSLEDKY</text:span></text:a></text:p>
      <text:p text:style-name="P19"><text:a xlink:type="simple" xlink:href="#heading=h.boef8e5y7mrq"><text:span text:style-name="T11">5 DISKUZE</text:span></text:a></text:p>
      <text:p text:style-name="P19"><text:a xlink:type="simple" xlink:href="#heading=h.i6f794q1z7d"><text:span text:style-name="T11">6 ZÁVĚR</text:span></text:a></text:p>
      <text:p text:style-name="P19"><text:a xlink:type="simple" xlink:href="#heading=h.txdc1pmvx40p"><text:span text:style-name="T11">ZDROJE</text:span></text:a><text:span text:style-name="T3"></text:span></text:p>
      <text:p text:style-name="P1"><text:line-break/><text:line-break/></text:p>
      <text:h text:style-name="P30" text:outline-level="1"><text:soft-page-break/>Úvod</text:h>
      <text:h text:style-name="P30" text:outline-level="1">1 CÍLE PRÁCE</text:h>
      <text:p text:style-name="P15">Cílem diplomové práce je provést rešerši a na jejím základě prakticky otestovat proces synchronizace a replikace geodat, které se dnes objevují napříč platformou Esri. V teoretické části práce bude detailně analyzován proces synchronizace a replikace ve všech možných variantách (jednosměrná, dvousměrná, <text:span text:style-name="T18">synchronní, asynchronní,</text:span> ...) a popsány prostředky, které se na platformě Esri k těmto procesům využívají. Rozbor zahrne celé portfólio produktů od desktop řešení, přes možnosti ArcGIS serveru až po cloudový ArcGIS online. Budou popsány možnosti, požadavky a předpoklady pro úspěšnou realizaci.</text:p>
      <text:p text:style-name="P15">V praktické části, nad existujícími katedrálními daty, dojde k praktickému testování těchto procesů <text:span text:style-name="T18">na předem připraveném </text:span>testovací<text:span text:style-name="T18">m</text:span> prostředí. <text:span text:style-name="T18">P</text:span>ostupnými opakovanými procesy bud<text:span text:style-name="T18">ou</text:span> sledov<text:span text:style-name="T18">ány </text:span>dílčí parametry procesu (rychlost procesu, úplnost, chybovost, podporované formáty). Vyjde <text:span text:style-name="T18">se</text:span> z primárně podporovaného databázového stroje SQL Server, <text:span text:style-name="T18">který </text:span>bude konfront<text:span text:style-name="T18">ován </text:span>s možnosti dalšího podporovaného systému PostgeSQL.</text:p>
      <text:p text:style-name="P16"><text:span text:style-name="T18">Můj jeden odstaveček</text:span></text:p>
      <text:h text:style-name="P30" text:outline-level="1">2 POUŽITÉ METODY A POSTUPY PRÁCE</text:h>
      <text:p text:style-name="P4">Napsat úplně nakonec, v rozsahu 1 stránky.</text:p>
      <text:p text:style-name="P4">Jaká data, jak probíhal postup. </text:p>
      <text:p text:style-name="P5">NEVÍM KAM</text:p>
      <text:p text:style-name="P24">Produkty Esri nejsou databázové a pro uložení používají jiné databáze. </text:p>
      <text:p text:style-name="Text_20_body"/>
      <text:h text:style-name="P30" text:outline-level="1">3 TEORETICKÁ VÝCHODISKA</text:h>
      <text:p text:style-name="P25"><text:span text:style-name="T18">Co je to Esri platforma</text:span></text:p>
      <text:p text:style-name="P26"><text:span text:style-name="T18">Celá práce bude postavena na Esri </text:span><text:span text:style-name="T20">platformě, čímž jsou chápány </text:span><text:span text:style-name="T18">produkt</text:span><text:span text:style-name="T20">y společnosti Esri. Esri je společnost … </text:span></text:p>
      <text:p text:style-name="P26"><text:span text:style-name="T20">Z hledisk</text:span><text:span text:style-name="T22">a</text:span><text:span text:style-name="T20"> chápání Esri </text:span><text:span text:style-name="T22">má GIS 3 roviny chápání. Jedná s</text:span><text:span text:style-name="T20">e </text:span><text:span text:style-name="T22">o</text:span><text:span text:style-name="T20"> prostorov</text:span><text:span text:style-name="T22">ou</text:span><text:span text:style-name="T20"> databáz</text:span><text:span text:style-name="T22">i</text:span><text:span text:style-name="T20"> reprezentující geografické informace, </text:span><text:span text:style-name="T22">dále o </text:span><text:span text:style-name="T20">sad</text:span><text:span text:style-name="T22">u</text:span><text:span text:style-name="T20"> map zobrazující prvky a vztahy mezi prvky na zemském povrchu a zároveň i software pro GIS jako sada nástrojů pro odvozování nových informací ze stávajících. Esri tyto tři pohledy na GIS propojuje v softwaru ArcGIS jakožto kompletního GIS, který se skládá s katalogu (kolekce geografický datových sad), map a sad nástrojů pro geografické analýzy. </text:span></text:p>
      <text:p text:style-name="P26"><text:span text:style-name="T20">Esri vytváří integrovanou sadu softwarových produktu ArcGIS, který poskytuje nástroje na kompletní správu GIS a přizpůsobuje produkty různým úrovním nasazení. Výběr produktu záleží na tom, zda zákazník </text:span><text:span text:style-name="T21">po</text:span><text:span text:style-name="T20">žaduje jedno nebo více uživatelský </text:span><text:soft-page-break/><text:span text:style-name="T20">systém, zda se má jednat o stolní systém nebo server, popř. zda má být dostupný prostřednictvím internetu, nabízí také produkty vhodné pro práci v terénu. </text:span></text:p>
      <text:p text:style-name="P27"><text:span text:style-name="T21">Základní produkty jsou ArcGIS for Desktop ve verzích ArcView, ArcEditor, ArcInfo, dále ArcGIS for Server ve verzích? a ArcGIS for Mobile. A asi i další viz net. Dalším produktem je ArcSDE, </text:span><text:span text:style-name="T22">které ve verzi SDE Desktop dostupná pro ArcGIS Engine, ArcGIS for Desktop Advanced a Standard. U vyšších řad je o</text:span><text:span text:style-name="T21">d verze ArcGIS 10 </text:span><text:span text:style-name="T22">nutno zakoupit </text:span><text:span text:style-name="T21"><text:s/>licence ArcGIS for Server. </text:span></text:p>
      <text:p text:style-name="P26"><text:span text:style-name="T20"/></text:p>
      <text:p text:style-name="P26"><text:span text:style-name="T20"/></text:p>
      <text:h text:style-name="P32" text:outline-level="2">3.1 Použité programové prostředky</text:h>
      <text:p text:style-name="P4">Dnešní pokročilé relační databázové systémy umí víc než jen uložení dat, také zajišťují správu dat, omezují, který typ dat, který je možno vložit do databáze a zjednodušují získávání dat ze systému. (Vieira, 2009)</text:p>
      <text:h text:style-name="P31" text:outline-level="3">3.1.1 PostgreSQL 9.x (PostGIS)</text:h>
      <text:p text:style-name="P4">PostgreSQL je objektově-relační databázový systém s otevřeným zdrojovým kódem dostupný na většině platforem. Je volně k dispozici pro použití, modifikaci a znovu rozšíření způsobem, který si sami zvolíme. Používá licenci TPL (The PostgreSQL Licence), která je mírně odlišná od open-source licence BSD (Berkeley Distribution Software).</text:p>
      <text:p text:style-name="P4">Jedná se o robustní, výkonný, bezpečný, kompatibilní, interoperabilní software s podporou a dobře komentovaným zdrojovým kódem, vyhovuje standardům SQL od verze SQL 2008. PostgreSQL je založen na architektuře klient-server a nabízí velké množství pokročilých funkcí. </text:p>
      <text:p text:style-name="P4">PostgreSQL je vyvíjeno již více než 20 let, s vývojem začala University of California v Berkley a není je vyvíjeno a udržováno velkou komunitou nezávislých vývojářů (Riggs, Krosing, 2010).  </text:p>
      <text:p text:style-name="P6">Řadí se mezi nejpokročilejší databáze, je schop<text:span text:style-name="T18">n</text:span>á pracovat s velkými objemy dat a díky své rychlosti a funkcionalitě může soupeřit i s populárními komerčními systémy jako je Oracle, IBM DB2, Microsoft SQL Server 2008 a další (PostgreSQL, 2012).</text:p>
      <text:p text:style-name="P13"><text:span text:style-name="T6">Je použita verze 9.1.4 a podrobnosti o tomto databázovém systému je možno nalézt na </text:span><text:a xlink:type="simple" xlink:href="http://www.postgresql.org/"><text:span text:style-name="T11">http://www.postgresql.org/</text:span></text:a><text:span text:style-name="T6">.</text:span></text:p>
      <text:p text:style-name="P18"><text:span text:style-name="T18">Samotné PostgreSQL neobsahuje datové typy a funkce pro správu prostorových dat. K tomu je nutné přidat nástavbu PostGIS, která </text:span><text:span text:style-name="T14">rozšíř</text:span><text:span text:style-name="T15">uje</text:span><text:span text:style-name="T14"> databáz</text:span><text:span text:style-name="T15">i </text:span><text:span text:style-name="T14">PostgreSQL o podporu geografických dat. PostGIS implementuje specifikaci „Simple Features for SQL“ konsorcia OGC. PostGIS umožňuje ukládání geometrických objektů (bod, linie, polygon), prostorové funkce pro určení vzdáleností, délky linií, výměr a obvodu ploch, výběr indexu při spojení prostorových a atributových dotazů a další. Existuje také další nástavba, která rozšiřuje ukládání a manipulaci s rastrovými daty (PostGIS Raster), nástavba pro topologickou správu vektorových dat (PostGIS Topology) a pro síťové analýzy (pgRouting). PostGIS je podporován velkou řadou softwarů zabývajících se úpravou geografických dat, což také umožňuje snadnou přenositelnost a použitelnost </text:span><text:soft-page-break/><text:span text:style-name="T14">nástavby (příklad software s PostGIS: QGIS, GvSIG, GRASS).</text:span></text:p>
      <text:p text:style-name="P13"><text:span text:style-name="T6">PostGIS používá mnoho knihoven jako GEOS (Geometry Engine Open Source) pro implementaci jednoduchých prostorových prvků a metod pro topologii, PROJ4 pro převod mezi kartografickými projekcemi, GDAL/OGR (Geospatial Data Abstraction Library) pro převod mezi různými vektorovými i rastrovými formáty (Obe, Hsu, 2011). PostGIS má přes 800 funkcí, typů a prostorových indexů (Obe, Hsu, 2012). Byla použita verze 2.0, více informací na oficiálních webových stránkách </text:span><text:a xlink:type="simple" xlink:href="http://postgis.refractions.net/"><text:span text:style-name="T11">http://postgis.refractions.net/</text:span></text:a><text:span text:style-name="T6">.</text:span></text:p>
      <text:p text:style-name="P17"><text:span text:style-name="T15">Od verze ArcGIS 10 je PostgreSQL oficiálně podporovaná databáze </text:span><text:span text:style-name="T6">pro ukládání geodat </text:span><text:span text:style-name="T15">v prostředí Esri platformy. </text:span></text:p>
      <text:p text:style-name="P7">Replikace v PostgreSQL - co umí, jaké má nástroje, je zdarma, umí vše</text:p>
      <text:p text:style-name="P5">Struktura pro každou databázi</text:p>
      <text:p text:style-name="P7">- co to je</text:p>
      <text:p text:style-name="P7">- podpora SDE: PostgreSQl je v SDE podporována od verze 10, SQL server od začátku</text:p>
      <text:p text:style-name="P7">- umí databáze replikaci a synchronizaci?</text:p>
      <text:p text:style-name="P7">- musí se doinstalovat něco, aby umělo RS nebo je to v defaultu?</text:p>
      <text:p text:style-name="P7">- funguje RS jen změnou konfiguráku po instalaci, nebo je potřeba ovlivnit už před instalací?</text:p>
      <text:p text:style-name="P7">- jak pracují s geodaty? - PostgreSQL to neumí pracovat s geodaty, na to přidává PostGIS</text:p>
      <text:p text:style-name="P7">- databáze podporuje Esri geodata, </text:p>
      <text:p text:style-name="P7">- MS SQL umí datové typy, 2008 express je zadarmo, ale s omezením, nebo koupit databázi SQL + SDE, které se prodává jen k serverové verzi.</text:p>
      <text:h text:style-name="P31" text:outline-level="3">3.1.2 SQL Server Express 2008</text:h>
      <text:p text:style-name="P15">Microsoft SQL Server je relační databázový systém vyvíjený společností Microsoft a dostupný pro různé verze operačního systému Windows. Dodává se v mnoha verzích, které lze nainstalovat na různé hadrwarové platformy na základě odlišných licenčních modelů. SQL Server nabízí 6 základních verzí: Mobile, Express, Workgroup, Standard, Enterprise a Developer Edition (Whalen, 2008).</text:p>
      <text:p text:style-name="P16"><text:span text:style-name="T19">- jak pracují s geodaty? - PostgreSQL to neumí pracovat s geodaty, na to přidává PostGIS </text:span><text:span text:style-name="T18">Základní verze neumožňuje ukládat prostorová data, pro jejich správu je nutno doistalovat něco asi! Umí datové typy, jaké? SQL server je podporován a používán Esri platformou od začáku jejího vývoje. </text:span></text:p>
      <text:h text:style-name="P31" text:outline-level="3">3.1.3 ArcSDE geodatabase</text:h>
      <text:p text:style-name="P11">Spatial Database Engine Esri </text:p>
      <text:p text:style-name="P12">nepodporuje geodatabázi, jen zmršeně - verze (mdb, gdb) + multiuživatelské </text:p>
      <text:p text:style-name="P28">multiuživatelské - mít jinou datázi DMBS</text:p>
      <text:p text:style-name="P29">- aby to fungovalo v duchu Esri musí se přidat knihovny SDE - používá se jako řídící jádro</text:p>
      <text:p text:style-name="P21"><text:soft-page-break/>rozlišit verze - middleware podle licence - SDE enterprise a workgroop podporují SH, Desktop Ne</text:p>
      <text:p text:style-name="P4">Nativním formátem programu ArcGIS je geodatabáze. Jedná se o datové uložitě, které umožňuje uložení, přístup a správu dat. Společnost ESRI rozlišuje 3 druhy geodatabáze: Microsoft Access-based personal geodatabase (.mdb), file geodatabase (.gdb) a ArcSDE geodatabase. První dva typy jsou určeny pro malé projekty jednoho uživatele. ArcSDE geodatabase je navržen pro velké projekty s více uživateli. Existují tři úrovně ArcSDE databáze: desktop (ArcSDE Desktop), skupinová (ArcSDE Workgroup) a podniková (ArcSDE Enterprise). Každé verze má jiné parametry a umožňuje různou úroveň editace, viz obr. 1. </text:p>
      <text:p text:style-name="P14"><text:span text:style-name="T4">Technologie ArcSDE vyžaduje dvě úrovně: databázovou a aplikační, která se skládá z ArcObjects a ArcSDE. Databázová úroveň zajišťuje jednoduchý, formální model pro uložení a správu dat ve formě tabulek, definici typů atributů (datových typů), zpracování dotazů či víceuživatelské transakce. ArcSDE podporuje databázové systémy IBM DB2, IMB Informix, Oracle, Microsoft SQL, PostgreSQL</text:span><text:span text:style-name="T12">. </text:span></text:p>
      <text:p text:style-name="P4">ArcSDE je prostředník pro komunikaci mezi klientem (př. ArcView) a SQL databází (PostgreSQL). Umožňuje přístup a správu dat v databázi, současnou editaci jedné databáze více uživateli, zajišťuje prostorový datový typ, zajišťuje integritu dat, či dlouhé transakce. Podporuje OGC a ISO standardy (Law, 2008).</text:p>
      <text:p text:style-name="P14"><text:span text:style-name="T4">Od verze ArcGIS 9.2 je ArcSDE implementováno do produktů ArcGIS for Desktop i ArcGIS for Server.</text:span><text:soft-page-break/><draw:frame draw:style-name="fr1" draw:name="obrázky1" text:anchor-type="as-char" svg:width="18.665cm" svg:height="18.962cm" draw:z-index="0"><draw:image xlink:href="https://lh3.googleusercontent.com/I63ArOY6xX2yYRVMffK4Ytevhh1_xGSaEOa7lr-D7qhbT95n8PVhoIHJj6Vov5fm00FGC6GSmHq8Ky22adSmfQ-hOwzyVv9xuU9Sz_noYjvUdZvV8Xm2IbvFlA" xlink:type="simple" xlink:show="embed" xlink:actuate="onLoad"/></draw:frame><text:span text:style-name="T12"><text:line-break/></text:span><text:span text:style-name="T13">Obr. 1. Přehled verzi ArcSDE, jejich parametrů a možností</text:span></text:p>
      <text:p text:style-name="Text_20_body"/>
      <text:h text:style-name="P32" text:outline-level="2">3.2 Použité postupy</text:h>
      <text:p text:style-name="P4">Tato kapitola detailně rozebírá procesy synchronizace a replikace, včetně popisu prostředků, které pro synchronizaci a replikaci využívají ESRI produkty. </text:p>
      <text:p text:style-name="P4">Popis požadavků, možností a předpokladů pro správný průběh těchto procesů. </text:p>
      <text:h text:style-name="P31" text:outline-level="3">3.2.1 Replikace</text:h>
      <text:p text:style-name="P14"><text:span text:style-name="T4">Replikace je proces, u kterého jsou data distribuována na více než jeden </text:span><text:soft-page-break/><text:span text:style-name="T4">databázový server (Whalen, 2008). Existují dva nejčastější důvody pro replikaci. Prvním je dostupnost dat neboli snížení pravděpodobnosti, že data budou nedostupná. To zajistíme tím, že bude úplná kopie dat na více než jednom systému. Druhým je pohyb dat. </text:span><text:span text:style-name="T5">(Data movement: Allowing data to be used by additional applications or workloads on additional hardware. Examples are Reference Data Management, where  a single central server might provide information to many other applications, and also Business Intelligence/Reporting Systems.)</text:span><text:span text:style-name="T1"> </text:span><text:span text:style-name="T4">(Riggs, Krosing, 2010).</text:span></text:p>
      <text:p text:style-name="P4">Z pohledu společnosti Esri je replikace geodatabáze chápaná jako rozdělení dat do dvou a více databází způsobem, který umožňuje synchronizovat změny, které v datech nastanou. Jedná se o asynchronní replikaci, při které replikované databáze funguje samostatně, ale stále se sychronizují změny. Vzhledem k tomu, že proces replikace je implementován pří do ArcObjects a ArcSDE, nezáleží na konkrétním databázovém systému (Law, 2008).</text:p>
      <text:p text:style-name="P4">MS SQL Server rozlišuje několik typů replikace. </text:p>
      <text:list xml:id="list6781880586482951232" text:style-name="L1">
        <text:list-item>
          <text:p text:style-name="P23"><text:span text:style-name="T14">Prvním je </text:span><text:span text:style-name="T17">snímková replikace</text:span><text:span text:style-name="T14">, která dovoluje pořádit snímek dat a načíst jej do další databáze. Tato funkce je mimořádně úžitečná, máli-li relativně malou tabulku s daty, která se mění zřídka, z chcete ji přesunout kvůli tvorbě sestav. </text:span></text:p>
        </text:list-item>
        <text:list-item>
          <text:p text:style-name="P23"><text:span text:style-name="T14">Dalším typem je </text:span><text:span text:style-name="T17">transakční replikace</text:span><text:span text:style-name="T14">, která umožňuje provádět přírůstkové změny na sekundárním serveru. Změny primární tabulky (tzv. publikující) se aplikují na sekundární tabulku (tvz. odebírající). </text:span></text:p>
        </text:list-item>
        <text:list-item>
          <text:p text:style-name="P23"><text:span text:style-name="T14">Při </text:span><text:span text:style-name="T17">slučované replikaci</text:span><text:span text:style-name="T14"> je možné mít samostatné publikující databáze a sychronizovat data mezi nimi. To je výhodně pokud data vznikají na více místech, ale pořád je potřeba mít aktuální databázi. (Whalen, 2008)</text:span></text:p>
        </text:list-item>
      </text:list>
      <text:p text:style-name="Text_20_body"/>
      <text:p text:style-name="P8">pozn: využití - záloha serveru při výpadku, proti ztrátě dat, snížení zátěže serveru, sdílení dvou a více databází</text:p>
      <text:p text:style-name="P8">synchroná x asynchronná replikace</text:p>
      <text:p text:style-name="P8">jednosměrná x obousměrná replikace</text:p>
      <text:h text:style-name="P31" text:outline-level="3">3.2.2 Synchronizace</text:h>
      <text:h text:style-name="P31" text:outline-level="3">3.2.3 Verzování</text:h>
      <text:p text:style-name="P9">dle Esri</text:p>
      <text:h text:style-name="P32" text:outline-level="2">3.3 Geodata</text:h>
      <text:p text:style-name="P7">Co to je, jak se ukládají, </text:p>
      <text:p text:style-name="P7">kdo je používá a jak (1 odstavec = rešerše klasická)</text:p>
      <text:p text:style-name="P7">jaké typy, jak vypadá formát pro uložení (Point(X,Y))</text:p>
      <text:p text:style-name="P7">norma simple feature</text:p>
      <text:p text:style-name="P7">souřadnicové systémy: PostgreSQL používá, SQL omezeně - knihovna OGR</text:p>
      <text:p text:style-name="P7">Esri ctí vektor, raster, jeho uložení v databázi (feature dataset - ukázka)</text:p>
      <text:h text:style-name="P30" text:outline-level="1"><text:soft-page-break/>4 VÝSLEDKY</text:h>
      <text:h text:style-name="P30" text:outline-level="1">5 DISKUZE</text:h>
      <text:h text:style-name="P30" text:outline-level="1">6 ZÁVĚR</text:h>
      <text:h text:style-name="P30" text:outline-level="1">ZDROJE</text:h>
      <text:p text:style-name="P14"><text:span text:style-name="T7">OBE, Regina a Leo HSU. </text:span><text:span text:style-name="T9">PostGIS in action</text:span><text:span text:style-name="T7">. London: Pearson Education [distributor], 2011, 492 s. ISBN 19-351-8226-9.</text:span></text:p>
      <text:p text:style-name="P14"><text:span text:style-name="T8">OBE, Regina a Leo HSU. </text:span><text:span text:style-name="T10">Postgresql: Up and Running</text:span><text:span text:style-name="T8">. Sebastopol, CA: O'Reilly, 2012, 164 s. ISBN 978-144-9326-333.</text:span></text:p>
      <text:p text:style-name="P14"><text:span text:style-name="T8">LAW, Derek.</text:span><text:span text:style-name="T2"> </text:span><text:span text:style-name="T10">Enterprise Geodatabase 101: A review of design and key features for GIS managers and database administrators. </text:span><text:span text:style-name="T8">Esri: Understanding our world. [online]. 2008, [cit. 2013-06-18]. Dostupné z: http://www.esri.com/news/arcuser/0408/entergdb_101.html</text:span></text:p>
      <text:p text:style-name="P14"><text:span text:style-name="T8">RIGGS, Simon a Hannu KROSING. </text:span><text:span text:style-name="T10">PostgreSQL 9 administration cookbook: solve real-world PostgreSQL problems with over 100 simple, yet incredibly effective recipes</text:span><text:span text:style-name="T8">. Birmingham: Packt Publishing, 2010, 345 s. ISBN 978-1-849510-28-8.</text:span></text:p>
      <text:p text:style-name="P10">POSTGRESQL. FAQ - PostgreSQL wiki [online]. 2012 [cit. 2012-08-08]. Dostupné z: http://wiki.postgresql.org/wiki/FAQ</text:p>
      <text:p text:style-name="P14"><text:span text:style-name="T8">VIEIRA, Robert. </text:span><text:span text:style-name="T10">Professional Microsoft SQL server 2008 programming</text:span><text:span text:style-name="T8">. Indianapolis, IN: Wiley Pub., 2009, 893 s. Wrox professional guides. ISBN 04-702-5702-4.</text:span></text:p>
      <text:p text:style-name="P14"><text:span text:style-name="T8">WHALEN, Edward a kol. </text:span><text:span text:style-name="T10">Microsoft SQL Server 2005: velký průvodce administrátora</text:span><text:span text:style-name="T8">. Vyd. 1. Překlad Jakub Mikulaštík, David Krásenský. Brno: Computer Press, 2008, 1080 s. Administrace (Computer Press). ISBN 978-80-251-1949-5.</text:span></text:p>
      <text:p text:style-name="Text_20_body"><text:span text:style-name="T1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et </meta:initial-creator>
    <meta:creation-date>2013-07-01T08:17:57</meta:creation-date>
    <dc:date>2013-07-02T23:28:00</dc:date>
    <dc:creator>Market </dc:creator>
    <meta:editing-duration>P1DT15H9M25S</meta:editing-duration>
    <meta:editing-cycles>4</meta:editing-cycles>
    <meta:generator>LibreOffice/4.0.4.2$Linux_x86 LibreOffice_project/400m0$Build-2</meta:generator>
    <meta:document-statistic meta:table-count="0" meta:image-count="1" meta:object-count="0" meta:page-count="8" meta:paragraph-count="107" meta:word-count="1855" meta:character-count="12865" meta:non-whitespace-character-count="11087"/>
  </office:meta>
</office:document-meta>
</file>